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paragraph-rsid="001d09d5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text-align="start" style:justify-single-word="false" fo:text-indent="-1cm" style:auto-text-indent="false" fo:background-color="transparent"/>
      <style:text-properties fo:font-size="13pt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text-align="end" style:justify-single-word="false" fo:text-indent="-1cm" style:auto-text-indent="false" fo:background-color="transparent"/>
      <style:text-properties fo:font-size="13pt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text-align="end" style:justify-single-word="false" fo:text-indent="-1cm" style:auto-text-indent="false" fo:background-color="transparent"/>
      <style:text-properties fo:font-size="13pt" officeooo:paragraph-rsid="001d09d5" style:font-size-asian="13pt" style:font-size-complex="13pt"/>
    </style:style>
    <style:style style:name="P8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-1cm" style:auto-text-indent="false" style:page-number="auto" fo:background-color="transparent"/>
      <style:text-properties fo:font-size="13pt" style:font-size-asian="13pt" style:font-size-complex="13pt"/>
    </style:style>
    <style:style style:name="T1" style:family="text">
      <style:text-properties officeooo:rsid="001d09d5"/>
    </style:style>
    <style:style style:name="T2" style:family="text">
      <style:text-properties style:text-underline-style="solid" style:text-underline-width="auto" style:text-underline-color="font-color" officeooo:rsid="001d0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贈与契約書</text:p>
      <text:p text:style-name="P1"/>
      <text:p text:style-name="P1"/>
      <text:p text:style-name="P1"/>
      <text:p text:style-name="P1"/>
      <text:p text:style-name="P1"/>
      <text:p text:style-name="P3">贈与者<text:span text:style-name="T1">　　　　　　　　（以下、「甲」という）と受贈者　　　　　　　　　　（以下、「乙」という）は、以下の通り贈与契約を締結した。</text:span></text:p>
      <text:p text:style-name="P3"/>
      <text:p text:style-name="P3"/>
      <text:p text:style-name="P8">第１条<text:span text:style-name="T1">　甲は、現金　　　　　　　　円を乙に贈与するものとし、乙はこれを受諾した。</text:span></text:p>
      <text:p text:style-name="P5"/>
      <text:p text:style-name="P5">第２条<text:span text:style-name="T1">　甲は、上記財産を　　　　年　　　月　　　日までに、乙名義の、乙が指定する預金口座に入金するものとする。</text:span></text:p>
      <text:p text:style-name="P5"/>
      <text:p text:style-name="P5">上記の通り契約が成立したので、これを証するために、本契約書を２通作成し、甲乙各１通を保有するものとする。</text:p>
      <text:p text:style-name="P5"/>
      <text:p text:style-name="P6">年<text:span text:style-name="T1">　　　月　　　日</text:span></text:p>
      <text:p text:style-name="P6"/>
      <text:p text:style-name="P6"/>
      <text:p text:style-name="P6">贈与者（甲）<text:span text:style-name="T1">　</text:span><text:span text:style-name="T2">（住所）　　　　　　　　　　　　　　　　　　　　　　</text:span></text:p>
      <text:p text:style-name="P7"><text:span text:style-name="T2"/></text:p>
      <text:p text:style-name="P7"><text:span text:style-name="T2">（氏名）　　　　　　　　　　　　　　　　　　　（印）</text:span></text:p>
      <text:p text:style-name="P3"/>
      <text:p text:style-name="P7"/>
      <text:p text:style-name="P7">受贈者（乙）<text:span text:style-name="T1">　</text:span><text:span text:style-name="T2">（住所）　　　　　　　　　　　　　　　　　　　　　　</text:span></text:p>
      <text:p text:style-name="P7"><text:span text:style-name="T2"/></text:p>
      <text:p text:style-name="P7"><text:span text:style-name="T2">（氏名）　　　　　　　　　　　　　　　　　　　（印）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3:24:56.419304373</meta:creation-date>
    <dc:date>2019-12-21T03:35:58.331818186</dc:date>
    <meta:editing-duration>PT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15" meta:character-count="343" meta:non-whitespace-character-count="215"/>
  </office:meta>
</office:document-meta>
</file>